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c8" officeooo:paragraph-rsid="000ab7c8"/>
    </style:style>
    <style:style style:name="P2" style:family="paragraph" style:parent-style-name="Standard">
      <style:text-properties officeooo:rsid="000d7754" officeooo:paragraph-rsid="000d7754"/>
    </style:style>
    <style:style style:name="P3" style:family="paragraph" style:parent-style-name="Standard">
      <style:text-properties fo:font-weight="bold" officeooo:rsid="000ff329" officeooo:paragraph-rsid="000ff329" style:font-weight-asian="bold" style:font-weight-complex="bold"/>
    </style:style>
    <style:style style:name="P4" style:family="paragraph" style:parent-style-name="Standard">
      <style:text-properties fo:font-weight="bold" officeooo:rsid="00128533" officeooo:paragraph-rsid="00128533" style:font-weight-asian="bold" style:font-weight-complex="bold"/>
    </style:style>
    <style:style style:name="P5" style:family="paragraph" style:parent-style-name="Standard">
      <style:text-properties fo:font-weight="bold" officeooo:rsid="001a173f" officeooo:paragraph-rsid="001a173f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1a2519" officeooo:paragraph-rsid="001a2519" fo:background-color="#ffff00" style:font-weight-asian="bold" style:font-weight-complex="bold"/>
    </style:style>
    <style:style style:name="P7" style:family="paragraph" style:parent-style-name="Standard">
      <style:text-properties fo:font-weight="normal" officeooo:rsid="000ff329" officeooo:paragraph-rsid="000ff329" style:font-weight-asian="normal" style:font-weight-complex="normal"/>
    </style:style>
    <style:style style:name="P8" style:family="paragraph" style:parent-style-name="Standard">
      <style:text-properties fo:font-weight="normal" officeooo:rsid="00128533" officeooo:paragraph-rsid="00128533" style:font-weight-asian="normal" style:font-weight-complex="normal"/>
    </style:style>
    <style:style style:name="P9" style:family="paragraph" style:parent-style-name="Standard">
      <style:text-properties fo:font-weight="normal" officeooo:rsid="001a173f" officeooo:paragraph-rsid="001a173f" style:font-weight-asian="normal" style:font-weight-complex="normal"/>
    </style:style>
    <style:style style:name="P10" style:family="paragraph" style:parent-style-name="Standard">
      <style:text-properties fo:font-weight="normal" officeooo:rsid="001a2519" officeooo:paragraph-rsid="001a2519" style:font-weight-asian="normal" style:font-weight-complex="normal"/>
    </style:style>
    <style:style style:name="P11" style:family="paragraph" style:parent-style-name="Standard">
      <style:text-properties officeooo:paragraph-rsid="000ff329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paragraph-properties>
        <style:tab-stops>
          <style:tab-stop style:position="1.5311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329" style:font-weight-asian="bold" style:font-weight-complex="bold"/>
    </style:style>
    <style:style style:name="T3" style:family="text">
      <style:text-properties fo:font-weight="bold" officeooo:rsid="000ff329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f329" style:font-weight-asian="normal" style:font-weight-complex="normal"/>
    </style:style>
    <style:style style:name="T7" style:family="text">
      <style:text-properties fo:font-weight="normal" officeooo:rsid="0010ef69" style:font-weight-asian="normal" style:font-weight-complex="normal"/>
    </style:style>
    <style:style style:name="T8" style:family="text">
      <style:text-properties fo:font-weight="normal" officeooo:rsid="0017ac16" style:font-weight-asian="normal" style:font-weight-complex="normal"/>
    </style:style>
    <style:style style:name="T9" style:family="text">
      <style:text-properties fo:font-weight="normal" officeooo:rsid="0019101f" style:font-weight-asian="normal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5df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0">1) </text:span><text:span text:style-name="T4">docker ps :</text:span> list all running container</text:p>
      <text:p text:style-name="Standard"/>
      <text:p text:style-name="Standard"><text:span text:style-name="T10">2) </text:span><text:span text:style-name="T4">docker run &lt;image-name&gt; :</text:span> create and run container</text:p>
      <text:p text:style-name="Standard"/>
      <text:p text:style-name="P13"><text:span text:style-name="T10">3) </text:span><text:span text:style-name="T4">docker run &lt;image-name&gt; &lt;Command&gt; :</text:span> override container command by another command</text:p>
      <text:p text:style-name="Standard"/>
      <text:p text:style-name="Standard"><text:span text:style-name="T10">4) </text:span><text:span text:style-name="T4">docker ps -- all :</text:span><text:span text:style-name="T10"> </text:span>dislay all container created till now.</text:p>
      <text:p text:style-name="Standard"/>
      <text:p text:style-name="Standard"><text:span text:style-name="T10">5) </text:span><text:span text:style-name="T4">docker create &lt;image-name&gt; :</text:span><text:span text:style-name="T10"> </text:span>create container and return container id.</text:p>
      <text:p text:style-name="Standard"/>
      <text:p text:style-name="Standard"><text:span text:style-name="T10">6) </text:span><text:span text:style-name="T4">docker start &lt;container-id&gt; :</text:span><text:span text:style-name="T10"> </text:span>start container and return container id. We can also run <text:tab/>existed container using start command.</text:p>
      <text:p text:style-name="P2"/>
      <text:p text:style-name="Standard"><text:span text:style-name="T10">7) </text:span><text:span text:style-name="T4">docker start -a &lt;container-id&gt; :</text:span><text:span text:style-name="T10"> </text:span>start container and return output of container.</text:p>
      <text:p text:style-name="Standard"/>
      <text:p text:style-name="P12">8) <text:span text:style-name="T1">docker system prune:</text:span></text:p>
      <text:p text:style-name="Standard">WARNING! This will remove:</text:p>
      <text:p text:style-name="Standard"><text:s text:c="2"/>- all stopped containers</text:p>
      <text:p text:style-name="Standard"><text:s text:c="2"/>- all networks not used by at least one container</text:p>
      <text:p text:style-name="Standard"><text:s text:c="2"/>- all dangling images</text:p>
      <text:p text:style-name="Standard"><text:s text:c="2"/>- all dangling build cache</text:p>
      <text:p text:style-name="Standard"/>
      <text:p text:style-name="Standard">Are you sure you want to continue? [y/N] y</text:p>
      <text:p text:style-name="Standard">Deleted Containers:</text:p>
      <text:p text:style-name="Standard">47c3a4f23ca3bb0d49818b2fbda67e51d55b0456092d84fbbe4b463baf0e4eb0</text:p>
      <text:p text:style-name="Standard">35a070df2cd7d3a75e7c1041168c0fc2499efe071703408465d99310427e1732</text:p>
      <text:p text:style-name="Standard">91cc18b5fe0efd6e7e6e407e225641bd549b77ab99fe55b17e972ae48c62f36a</text:p>
      <text:p text:style-name="Standard">1afdccaf9587612e0058c12d0f69f06e98fc2f57e23c70f83e59716f19ff281c</text:p>
      <text:p text:style-name="Standard">533a45381349b29f690753091733e1a5a96f23ed37eff2677fb87fe6083ca79a</text:p>
      <text:p text:style-name="Standard">be7f37afc0e569893016588fc821f1d625430355c9d81e64c67503460af9177f</text:p>
      <text:p text:style-name="Standard"/>
      <text:p text:style-name="Standard">Total reclaimed space: 0B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0">8) </text:span><text:span text:style-name="T4">docket logs &lt;Container-id&gt;:</text:span><text:span text:style-name="T1"> </text:span>without start it will get logs for container.</text:p>
      <text:p text:style-name="P1"/>
      <text:p text:style-name="P1"/>
      <text:p text:style-name="P1">geekarea@geekarea-Inspiron-7559:~$ <text:span text:style-name="T1">docker create busybox ping google.com</text:span></text:p>
      <text:p text:style-name="P1">a6ada66568cadaad4d152e966ce48a636bb3d062b18f1b3d22583bb44b78c20d</text:p>
      <text:p text:style-name="P1"/>
      <text:p text:style-name="P1"/>
      <text:p text:style-name="P1">geekarea@geekarea-Inspiron-7559:~$ <text:span text:style-name="T1">docker start</text:span> 4164d6b39fd77a8ccb16286d15d093e4ba6bdcc1debee2b4cc33ab2eceda0a96</text:p>
      <text:p text:style-name="P1"/>
      <text:p text:style-name="P1">4164d6b39fd77a8ccb16286d15d093e4ba6bdcc1debee2b4cc33ab2eceda0a96</text:p>
      <text:p text:style-name="P1"/>
      <text:p text:style-name="P1"/>
      <text:p text:style-name="P1">geekarea@geekarea-Inspiron-7559:~$ <text:span text:style-name="T1">docker logs</text:span> 4164d6b39fd77a8ccb16286d15d093e4ba6bdcc1debee2b4cc33ab2eceda0a96</text:p>
      <text:p text:style-name="P1">PING google.com (172.217.166.78): 56 data bytes</text:p>
      <text:p text:style-name="P1">64 bytes from 172.217.166.78: seq=0 ttl=53 time=13.949 ms</text:p>
      <text:p text:style-name="P1">64 bytes from 172.217.166.78: seq=1 ttl=53 time=296.313 ms</text:p>
      <text:p text:style-name="P1">64 bytes from 172.217.166.78: seq=2 ttl=53 time=21.465 ms</text:p>
      <text:p text:style-name="P1">64 bytes from 172.217.166.78: seq=3 ttl=53 time=47.105 ms</text:p>
      <text:p text:style-name="P1">64 bytes from 172.217.166.78: seq=4 ttl=53 time=280.072 ms</text:p>
      <text:p text:style-name="P1">64 bytes from 172.217.166.78: seq=5 ttl=53 time=20.366 ms</text:p>
      <text:p text:style-name="P1">64 bytes from 172.217.166.78: seq=6 ttl=53 time=14.753 ms</text:p>
      <text:p text:style-name="P1">64 bytes from 172.217.166.78: seq=7 ttl=53 time=13.196 ms</text:p>
      <text:p text:style-name="P1">64 bytes from 172.217.166.78: seq=8 ttl=53 time=471.545 ms</text:p>
      <text:p text:style-name="P1">64 bytes from 172.217.166.78: seq=9 ttl=53 time=21.465 ms</text:p>
      <text:p text:style-name="P1">64 bytes from 172.217.166.78: seq=10 ttl=53 time=18.298 ms</text:p>
      <text:p text:style-name="P1">64 bytes from 172.217.166.78: seq=11 ttl=53 time=337.139 ms</text:p>
      <text:p text:style-name="P1">64 bytes from 172.217.166.78: seq=12 ttl=53 time=568.338 ms</text:p>
      <text:p text:style-name="P1">64 bytes from 172.217.166.78: seq=13 ttl=53 time=13.165 ms</text:p>
      <text:p text:style-name="P1">64 bytes from 172.217.166.78: seq=14 ttl=53 time=13.113 ms</text:p>
      <text:p text:style-name="P1"/>
      <text:p text:style-name="P2"><text:span text:style-name="T10">9) d</text:span><text:span text:style-name="T4">ocker kill &lt;container-id&gt;</text:span><text:span text:style-name="T10"> :</text:span> kill container without waiting</text:p>
      <text:p text:style-name="P2"/>
      <text:p text:style-name="P2"/>
      <text:p text:style-name="P2">geekarea@geekarea-Inspiron-7559:~$ <text:span text:style-name="T1">docker start 4164d6b39fd7</text:span></text:p>
      <text:p text:style-name="P2">4164d6b39fd7</text:p>
      <text:p text:style-name="P2">geekarea@geekarea-Inspiron-7559:~$ <text:span text:style-name="T1">docker kill 4164d6b39fd7</text:span></text:p>
      <text:p text:style-name="P2">4164d6b39fd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10">10) </text:span><text:span text:style-name="T4">docker stop &lt;container-id&gt; :</text:span><text:span text:style-name="T1"> </text:span><text:span text:style-name="T5">wait before kill the container</text:span></text:p>
      <text:p text:style-name="P1"/>
      <text:p text:style-name="P1">geekarea@geekarea-Inspiron-7559:~$ <text:span text:style-name="T1">docker ps </text:span></text:p>
      <text:p text:style-name="P1">CONTAINER ID <text:s text:c="7"/>IMAGE <text:s text:c="14"/>COMMAND <text:s text:c="12"/>CREATED <text:s text:c="12"/>STATUS <text:s text:c="13"/>PORTS <text:s text:c="14"/>NAMES</text:p>
      <text:p text:style-name="P1"><text:span text:style-name="T1">4164d6b39fd7</text:span> <text:s text:c="7"/>busybox <text:s text:c="12"/>"ping google.com" <text:s text:c="2"/>5 minutes ago <text:s text:c="6"/>Up 4 minutes <text:s text:c="27"/>modest_dirac</text:p>
      <text:p text:style-name="P1"/>
      <text:p text:style-name="P1">geekarea@geekarea-Inspiron-7559:~$ <text:span text:style-name="T1">docker stop 4164d6b39fd7</text:span></text:p>
      <text:p text:style-name="P1">4164d6b39fd7</text:p>
      <text:p text:style-name="P1"/>
      <text:p text:style-name="P11"><text:span text:style-name="T3">11) docker exec -it &lt;container-id&gt; command:</text:span><text:span text:style-name="T2"> </text:span><text:span text:style-name="T6">run command inside running container. </text:span><text:span text:style-name="T7">(-it) flag is indicate standard input <text:s/></text:span><text:span text:style-name="T9">to container </text:span><text:span text:style-name="T7">so docket will wait for input from container. </text:span></text:p>
      <text:p text:style-name="P3"/>
      <text:p text:style-name="P7">geekarea@geekarea-Inspiron-7559:~$ <text:span text:style-name="T1">docker ps </text:span></text:p>
      <text:p text:style-name="P7">CONTAINER ID <text:s text:c="7"/>IMAGE <text:s text:c="14"/>COMMAND <text:s text:c="17"/>CREATED <text:s text:c="12"/>STATUS <text:s text:c="13"/>PORTS <text:s text:c="14"/>NAMES</text:p>
      <text:p text:style-name="P7">e0f938dd90dd <text:s text:c="7"/>redis <text:s text:c="14"/>"docker-entrypoint.s…" <text:s text:c="2"/>41 seconds ago <text:s text:c="5"/>Up 37 seconds <text:s text:c="6"/>6379/tcp <text:s text:c="11"/>practical_ptolemy</text:p>
      <text:p text:style-name="P7"/>
      <text:p text:style-name="P7">geekarea@geekarea-Inspiron-7559:~$ <text:span text:style-name="T1">docker exec -it e0f938dd90dd redis-cli</text:span></text:p>
      <text:p text:style-name="P7">127.0.0.1:6379&gt; set myvalue 5</text:p>
      <text:p text:style-name="P7">OK</text:p>
      <text:p text:style-name="P7">127.0.0.1:6379&gt; get myvalue</text:p>
      <text:p text:style-name="P7">"5"</text:p>
      <text:p text:style-name="P3">127.0.0.1:6379&gt; </text:p>
      <text:p text:style-name="P3"/>
      <text:p text:style-name="P4">Here, -i : <text:span text:style-name="T5">indicate input <text:s/></text:span><text:span text:style-name="T8">to container</text:span><text:span text:style-name="T5">&amp; </text:span>-t<text:span text:style-name="T5"> beauty the text on console</text:span></text:p>
      <text:p text:style-name="P3"/>
      <text:p text:style-name="P3"><text:span text:style-name="T5">geekarea@geekarea-Inspiron-7559:~$ </text:span>docker exec -i e0f938dd90dd redis-cli</text:p>
      <text:p text:style-name="P7">set myvalue 5</text:p>
      <text:p text:style-name="P7">OK</text:p>
      <text:p text:style-name="P7">get myvalue </text:p>
      <text:p text:style-name="P7">5</text:p>
      <text:p text:style-name="P3"/>
      <text:p text:style-name="P3"><text:span text:style-name="T5">geekarea@geekarea-Inspiron-7559:~$</text:span> docker exec <text:s/>e0f938dd90dd redis-cli</text:p>
      <text:p text:style-name="P3"/>
      <text:p text:style-name="P8">Here, docket exist without waiting for input.</text:p>
      <text:p text:style-name="P4"/>
      <text:p text:style-name="P4">There is three type of channel<text:span text:style-name="T11">s</text:span>:</text:p>
      <text:p text:style-name="P4"/>
      <text:p text:style-name="P8">1) Standard input</text:p>
      <text:p text:style-name="P8">2) Standard output</text:p>
      <text:p text:style-name="P8">3) Standard err</text:p>
      <text:p text:style-name="P8"/>
      <text:p text:style-name="P8"/>
      <text:p text:style-name="P8"><text:soft-page-break/></text:p>
      <text:p text:style-name="P5">Getting command prompt inside container:</text:p>
      <text:p text:style-name="P9"/>
      <text:p text:style-name="P9">geekarea@geekarea-Inspiron-7559:~$ <text:span text:style-name="T1">docker ps </text:span></text:p>
      <text:p text:style-name="P9">CONTAINER ID <text:s text:c="7"/>IMAGE <text:s text:c="14"/>COMMAND <text:s text:c="17"/>CREATED <text:s text:c="12"/>STATUS <text:s text:c="13"/>PORTS <text:s text:c="14"/>NAMES</text:p>
      <text:p text:style-name="P9"><text:span text:style-name="T1">e0f938dd90dd</text:span> <text:s text:c="7"/>redis <text:s text:c="14"/>"docker-entrypoint.s…" <text:s text:c="2"/>17 minutes ago <text:s text:c="5"/>Up 17 minutes <text:s text:c="6"/>6379/tcp <text:s text:c="11"/>practical_ptolemy</text:p>
      <text:p text:style-name="P9"/>
      <text:p text:style-name="P9">Run a command in a running container</text:p>
      <text:p text:style-name="P9">geekarea@geekarea-Inspiron-7559:~$ <text:span text:style-name="T1">docker exec -it e0f938dd90dd sh </text:span></text:p>
      <text:p text:style-name="P9"># cd /</text:p>
      <text:p text:style-name="P9"># ls</text:p>
      <text:p text:style-name="P9">bin <text:s text:c="2"/>data <text:s/>etc <text:s text:c="2"/>lib<text:tab/> media<text:tab/>opt <text:s text:c="2"/>root <text:s/>sbin <text:s/>sys <text:s/>usr</text:p>
      <text:p text:style-name="P9">boot <text:s/>dev <text:s text:c="2"/>home <text:s/>lib64 <text:s/>mnt<text:tab/>proc <text:s/>run <text:s text:c="2"/>srv <text:s text:c="2"/>tmp <text:s/>var</text:p>
      <text:p text:style-name="P9"># redis-cli</text:p>
      <text:p text:style-name="P9">127.0.0.1:6379&gt; </text:p>
      <text:p text:style-name="P9"/>
      <text:p text:style-name="P9"/>
      <text:p text:style-name="P10"><text:span text:style-name="T1">sh:</text:span> <text:s/>shell command prompt</text:p>
      <text:p text:style-name="P10"><text:span text:style-name="T1">bash:</text:span> bash command promt</text:p>
      <text:p text:style-name="P10"/>
      <text:p text:style-name="P6">Starting with a shell:</text:p>
      <text:p text:style-name="P6"/>
      <text:p text:style-name="P10"/>
      <text:p text:style-name="P10">geekarea@geekarea-Inspiron-7559:~<text:span text:style-name="T1">$ docker run -it busybox sh </text:span></text:p>
      <text:p text:style-name="P10">/ # cd /</text:p>
      <text:p text:style-name="P10">/ # ls </text:p>
      <text:p text:style-name="P10">bin <text:s text:c="2"/>dev <text:s text:c="2"/>etc <text:s text:c="2"/>home <text:s/>proc <text:s/>root <text:s/>sys <text:s text:c="2"/>tmp <text:s text:c="2"/>usr <text:s text:c="2"/>var</text:p>
      <text:p text:style-name="P10">/ # </text:p>
      <text:p text:style-name="P10"/>
      <text:p text:style-name="P10">Here, we are getting shell at the time of run the contain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2:40:45.412555373</meta:creation-date>
    <dc:date>2020-06-10T13:46:28.233842015</dc:date>
    <meta:editing-duration>PT45M16S</meta:editing-duration>
    <meta:editing-cycles>14</meta:editing-cycles>
    <meta:generator>LibreOffice/6.4.2.2$Linux_X86_64 LibreOffice_project/40$Build-2</meta:generator>
    <meta:document-statistic meta:table-count="0" meta:image-count="0" meta:object-count="0" meta:page-count="4" meta:paragraph-count="98" meta:word-count="582" meta:character-count="5111" meta:non-whitespace-character-count="4196"/>
  </office:meta>
</office:document-meta>
</file>